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0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11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normal" officeooo:rsid="002af886" officeooo:paragraph-rsid="003fce2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3fce2e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normal" officeooo:rsid="003fce2e" officeooo:paragraph-rsid="003fce2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officeooo:rsid="003fce2e" officeooo:paragraph-rsid="003fce2e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f11e9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b4f8a" style:font-name="apple-system1" fo:font-size="11.25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7" style:family="text">
      <style:text-properties officeooo:rsid="003fce2e"/>
    </style:style>
    <style:style style:name="T8" style:family="text">
      <style:text-properties officeooo:rsid="004057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РЕСПУБЛИКИ БЕЛАРУСЬ</text:p>
      <text:p text:style-name="P6">УО «БЕЛОРУССКИЙ ГОСУДАРСТВЕННЫЙ УНИВЕРСИТЕТ ИНФОРМАТИКИ И РАДИОЭЛЕКТРОНИКИ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Контрольная работа №1</text:p>
      <text:p text:style-name="P13"><text:span text:style-name="T1">по дисциплине «</text:span><text:a xlink:type="simple" xlink:href="https://lms2.bsuir.by/course/view.php?id=231" text:style-name="Internet_20_link" text:visited-style-name="Visited_20_Internet_20_Link"><text:span text:style-name="T6">Математическое моделирование</text:span></text:a><text:span text:style-name="T1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тудент<text:tab/></text:p>
      <text:p text:style-name="Standard"><text:span text:style-name="T1">ФНИДО, ИИТП, 793551, </text:span><text:span text:style-name="T4">5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3"/>
      <text:p text:style-name="P3"/>
      <text:p text:style-name="Standard"><text:span text:style-name="T1">Преподаватель<text:tab/><text:tab/><text:tab/><text:tab/><text:tab/><text:tab/><text:tab/><text:tab/></text:span><text:span text:style-name="T4">Н</text:span><text:span text:style-name="T1">. </text:span><text:span text:style-name="T4">A</text:span><text:span text:style-name="T1">. </text:span><text:span text:style-name="T4">Волоров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МИНСК 20</text:span><text:span text:style-name="T3">2</text:span><text:span text:style-name="T4">1</text:span></text:p>
      <text:p text:style-name="P4"/>
      <text:p text:style-name="P4"/>
      <text:p text:style-name="P4"/>
      <text:p text:style-name="P10"><text:soft-page-break/>Контрольная работа №1:<text:span text:style-name="T7">Имитация случайных событий</text:span></text:p>
      <text:p text:style-name="P8"><text:tab/></text:p>
      <text:p text:style-name="P9"><text:tab/></text:p>
      <text:p text:style-name="P14"><text:span text:style-name="T5">ЗАДАНИЕ</text:span> </text:p>
      <text:list xml:id="list1181813388" text:style-name="L3">
        <text:list-item>
          <text:p text:style-name="P15">Написать программы, реализующие рассмотренные <text:span text:style-name="T7">в </text:span><text:a xlink:type="simple" xlink:href="https://lms2.bsuir.by/pluginfile.php/296048/mod_resource/content/1/КР_1_МатМод.pdf" text:style-name="Internet_20_link" text:visited-style-name="Visited_20_Internet_20_Link"><text:span text:style-name="T7">файле с заданием</text:span></text:a> методы имитации случайных событий. </text:p>
        </text:list-item>
        <text:list-item>
          <text:p text:style-name="P15">Провести статистические исследования полученных результатов. </text:p>
        </text:list-item>
        <text:list-item>
          <text:p text:style-name="P15">Проверить гипотезы о соответствии полученных результатов требуемым.</text:p>
        </text:list-item>
      </text:list>
      <text:p text:style-name="P16"/>
      <text:p text:style-name="P16"/>
      <text:p text:style-name="P16"/>
      <text:p text:style-name="P16"/>
      <text:p text:style-name="P18">Реализация</text:p>
      <text:p text:style-name="P18"/>
      <text:p text:style-name="P17"><text:span text:style-name="T8">И</text:span>мплементация <text:span text:style-name="T8">расмотренных алгоритмов вместе с пояснениями находится в файле report.pdf, расположенном в текущей папке.</text:span></text:p>
      <text:p text:style-name="P16"/>
      <text:p text:style-name="P12"/>
      <text:p text:style-name="P12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2</meta:editing-cycles>
    <meta:creation-date>2017-11-09T11:38:00</meta:creation-date>
    <dc:date>2021-10-27T16:40:18.100506072</dc:date>
    <meta:editing-duration>P1DT17M56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82" meta:character-count="703" meta:non-whitespace-character-count="6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